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433cm" svg:height="8.118cm" svg:x="0.467cm" svg:y="1.2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6-01-21T15:13:19.395779585</dc:date>
    <meta:editing-duration>PT3M21S</meta:editing-duration>
    <meta:editing-cycles>21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34cm" svg:height="8.119cm" xlink:href="." xlink:type="simple" chart:class="chart:scatter" chart:style-name="ch1">
        <chart:plot-area chart:style-name="ch2" chart:data-source-has-labels="both" svg:x="0.288cm" svg:y="0.162cm" svg:width="13.858cm" svg:height="7.795cm">
          <chart:coordinate-region svg:x="0.83cm" svg:y="0.361cm" svg:width="13.222cm" svg:height="7.39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14805029709527">
                <text:p>-1.14805029709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77163859753386">
                <text:p>-2.77163859753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77163859753386">
                <text:p>-2.7716385975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14805029709527">
                <text:p>-1.14805029709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4805029709527">
                <text:p>1.14805029709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